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4pt" fo:font-weight="bold" officeooo:rsid="014bfcfc" officeooo:paragraph-rsid="014bfcf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officeooo:rsid="00e627f2" officeooo:paragraph-rsid="00e627f2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style:text-underline-style="none" officeooo:paragraph-rsid="000a8ed1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10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11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1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4" style:family="paragraph" style:parent-style-name="Heading_20_1">
      <style:text-properties officeooo:rsid="00e8b60c" officeooo:paragraph-rsid="00e8b60c"/>
    </style:style>
    <style:style style:name="P15" style:family="paragraph" style:parent-style-name="Text_20_body">
      <style:text-properties style:font-name="Times New Roman" officeooo:rsid="014d7703" officeooo:paragraph-rsid="014d7703"/>
    </style:style>
    <style:style style:name="P16" style:family="paragraph" style:parent-style-name="Text_20_body">
      <style:text-properties style:font-name="Times New Roman" officeooo:rsid="01093c90" officeooo:paragraph-rsid="01093c90"/>
    </style:style>
    <style:style style:name="P17" style:family="paragraph" style:parent-style-name="Text_20_body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4bfcfc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type="double" style:text-underline-width="auto" style:text-underline-color="font-color" style:font-size-asian="14pt" style:font-size-complex="14pt"/>
    </style:style>
    <style:style style:name="T7" style:family="text">
      <style:text-properties fo:font-size="14pt" officeooo:rsid="0127f81d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size="14pt" fo:background-color="transparent" loext:char-shading-value="0" style:font-size-asian="14pt" style:font-size-complex="14pt"/>
    </style:style>
    <style:style style:name="T11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c6885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language="en" fo:country="US"/>
    </style:style>
    <style:style style:name="T17" style:family="text">
      <style:text-properties officeooo:rsid="0127f81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</text:span><text:span text:style-name="T5">4</text:span></text:p>
      <text:p text:style-name="P5" loext:marker-style-name="T1">ТРАНСЛЯЦІЯ У ПОЛІЗ</text:p>
      <text:p text:style-name="P6" loext:marker-style-name="T6"><text:span text:style-name="T7"/></text:p>
      <text:p text:style-name="P3" loext:marker-style-name="T8"><text:span text:style-name="T8">(з дисципліни «Побудова компіляторів»)</text:span></text:p>
      <text:p text:style-name="P7" loext:marker-style-name="T8"/>
      <text:p text:style-name="P7" loext:marker-style-name="T8"/>
      <text:p text:style-name="P7" loext:marker-style-name="T8"/>
      <text:p text:style-name="P7" loext:marker-style-name="T8"/>
      <text:p text:style-name="P7" loext:marker-style-name="T8"/>
      <text:p text:style-name="P7" loext:marker-style-name="T8"/>
      <text:p text:style-name="P8" loext:marker-style-name="T9"/>
      <text:p text:style-name="P9"/>
      <text:p text:style-name="P9" loext:marker-style-name="T8"><text:span text:style-name="T8">Звіт ст</text:span><text:span text:style-name="T10">удент</text:span><text:span text:style-name="T11">а</text:span><text:span text:style-name="T10"> І </text:span><text:span text:style-name="T8">курсу, групи </text:span><text:span text:style-name="T10">ІП-51мн</text:span></text:p>
      <text:p text:style-name="P9" loext:marker-style-name="T8"><text:span text:style-name="T8">спеціальності </text:span><text:span text:style-name="T12">F2</text:span><text:span text:style-name="T8"> Інженерія програмного забезпечення</text:span></text:p>
      <text:p text:style-name="P9"><text:span text:style-name="T13"><text:s text:c="13"/></text:span><text:span text:style-name="T14">Панченко С. В. <text:s text:c="39"/></text:span><text:s/><text:tab/><text:tab/><text:tab/><text:tab/><text:span text:style-name="T13"> <text:s text:c="27"/></text:span></text:p>
      <text:p text:style-name="P10" loext:marker-style-name="T15"><text:span text:style-name="T15">(Прізвище, ім’я, по батькові)<text:tab/>(Підпис)</text:span></text:p>
      <text:p text:style-name="P9"/>
      <text:p text:style-name="P9"/>
      <text:p text:style-name="P9">Перевірив: <text:span text:style-name="T13"><text:s text:c="3"/>доцент, к.т.н. Стативка Ю.І. <text:s text:c="9"/></text:span><text:s/><text:tab/><text:tab/><text:tab/><text:tab/><text:span text:style-name="T13"> <text:s text:c="27"/></text:span></text:p>
      <text:p text:style-name="P11" loext:marker-style-name="T15"><text:span text:style-name="T15">(Посада, науковий ступінь, прізвище та ініціали) <text:s text:c="96"/>(Підпис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Київ – 202<text:span text:style-name="T16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Зміст</text:p>
          </text:index-title>
          <text:p text:style-name="P12"><text:a xlink:type="simple" xlink:href="#__RefHeading___Toc596_3436762079" office:name="Мета" text:style-name="Index_20_Link" text:visited-style-name="Index_20_Link">1 Мета<text:tab/>3</text:a></text:p>
          <text:p text:style-name="P12"><text:a xlink:type="simple" xlink:href="#__RefHeading___Toc170_199842936" office:name="Виконання" text:style-name="Index_20_Link" text:visited-style-name="Index_20_Link">2 Виконання<text:tab/>4</text:a></text:p>
          <text:p text:style-name="P12"><text:a xlink:type="simple" xlink:href="#__RefHeading___Toc172_199842936" office:name="Висновок" text:style-name="Index_20_Link" text:visited-style-name="Index_20_Link">3 Висновок<text:tab/>26</text:a></text:p>
        </text:index-body>
      </text:table-of-content>
      <text:p text:style-name="P13"/>
      <text:h text:style-name="P14" text:outline-level="1"><text:bookmark-start text:name="__RefHeading___Toc596_3436762079"/>Мета<text:bookmark-end text:name="__RefHeading___Toc596_3436762079"/></text:h>
      <text:p text:style-name="Text_20_body"><text:span text:style-name="T17">П</text:span>рограмна реалiзацiя синтаксичного аналiзатора (парсера) заданої мови методом рекурсивного спуску. </text:p>
      <text:h text:style-name="Heading_20_1" text:outline-level="1"><text:bookmark-start text:name="__RefHeading___Toc170_199842936"/>Виконання<text:bookmark-end text:name="__RefHeading___Toc170_199842936"/></text:h>
      <text:p text:style-name="Text_20_body">У моєму компіляторі реалізовано етап трансляції коду мови, синтаксично подібної до Lisp, у проміжне представлення (IR – Intermediate Representation). Цей етап відбувається після лексичного та синтаксичного аналізу, коли вихідний текст уже перетворено у дерево S-виразів типу <text:span text:style-name="Source_20_Text">LispList</text:span>. Основною метою цього етапу є побудова внутрішньої структури, яка є зручною для подальшої генерації машинного коду та перевірки семантики програми.</text:p>
      <text:p text:style-name="Text_20_body">IR-трансляція починається з побудови об’єктів типу <text:span text:style-name="Source_20_Text">SyntaxFunctionDefinition</text:span>, що описують кожну функцію мови: її ім’я, тип повернення, список аргументів, локальні змінні та тіло програми. Далі ці об’єкти обробляються функцією <text:span text:style-name="Source_20_Text">ir_fn_defs_build</text:span>, яка створює дві форми представлення: декларацію функції (<text:span text:style-name="Source_20_Text">IrFnDecl</text:span>) та визначення функції (<text:span text:style-name="Source_20_Text">IrFnDef</text:span>). У декларації зберігається інформація про сигнатуру функції, тоді як у визначенні формується послідовність операторів нижчого рівня, подібних до машинних інструкцій.</text:p>
      <text:p text:style-name="Text_20_body">Кожен оператор програми відображається на свій IR-тип: присвоєння (<text:span text:style-name="Source_20_Text">IrStmtSet</text:span>), умовний оператор (<text:span text:style-name="Source_20_Text">IrStmtIf</text:span>), цикл (<text:span text:style-name="Source_20_Text">IrStmtWhile</text:span>) або оператор повернення (<text:span text:style-name="Source_20_Text">IrStmtReturn</text:span>). Для кожного оператора виконується семантична перевірка — зокрема, відповідність типів змінних, правильність логічних умов та коректність типу повернення функції. Наприклад, у конструкції <text:span text:style-name="Source_20_Text">if</text:span> або <text:span text:style-name="Source_20_Text">while</text:span> перевіряється, що умова має тип <text:span text:style-name="Source_20_Text">BOOL</text:span>, а в операторі <text:span text:style-name="Source_20_Text">set</text:span> — що тип правої частини збігається з типом лівої змінної.</text:p>
      <text:p text:style-name="Text_20_body">Особливе місце у трансляції займають виклики функцій. Вони представлені у вигляді <text:span text:style-name="Source_20_Text">IrFnCall</text:span>, який може посилатися як на користувацькі функції, так і на вбудовані (<text:span text:style-name="Source_20_Text">BuiltinFunction</text:span>). Для кожного виклику перевіряється кількість аргументів і їхні типи. Якщо збіг знайдено, створюється IR-виклик, що вже містить посилання на реальну функцію та список аргументів у вигляді об’єктів <text:soft-page-break/><text:span text:style-name="Source_20_Text">IrFnArg</text:span> або <text:span text:style-name="Source_20_Text">Constant</text:span>. Таким чином реалізується повна типова перевірка викликів і відповідність сигнатурам.</text:p>
      <text:p text:style-name="Text_20_body">Отримане IR-подання є повністю типізованим і структурованим. Воно дозволяє не лише зручно будувати стекові фрейми та керувати регістрами при генерації коду, а й легко перевіряти коректність усієї програми до етапу асемблерної трансляції. Завдяки цьому IR виступає проміжним шаром між синтаксичним деревом і машинним кодом, забезпечуючи чітке розділення логічної та фізичної частин компіляції.</text:p>
      <text:p text:style-name="Python">import sys</text:p>
      <text:p text:style-name="Python">import itertools</text:p>
      <text:p text:style-name="Python">import re</text:p>
      <text:p text:style-name="Python">import enum</text:p>
      <text:p text:style-name="Python">import typing</text:p>
      <text:p text:style-name="Python">import pathlib</text:p>
      <text:p text:style-name="Python">import contextlib</text:p>
      <text:p text:style-name="Python"/>
      <text:p text:style-name="Python">class TokenLparen(typing.NamedTuple):</text:p>
      <text:p text:style-name="Python"><text:s text:c="4"/>line_number: int</text:p>
      <text:p text:style-name="Python"><text:s text:c="4"/>column_number: int</text:p>
      <text:p text:style-name="Python"/>
      <text:p text:style-name="Python">class TokenRparen(typing.NamedTuple):</text:p>
      <text:p text:style-name="Python"><text:s text:c="4"/>line_number: int</text:p>
      <text:p text:style-name="Python"><text:s text:c="4"/>column_number: int</text:p>
      <text:p text:style-name="Python"/>
      <text:p text:style-name="Python">class TokenIdentifier(typing.NamedTuple):</text:p>
      <text:p text:style-name="Python"><text:s text:c="4"/>line_number: int</text:p>
      <text:p text:style-name="Python"><text:s text:c="4"/>column_number: int</text:p>
      <text:p text:style-name="Python"><text:s text:c="4"/>value: str</text:p>
      <text:p text:style-name="Python"/>
      <text:p text:style-name="Python">Token: typing.TypeAlias = TokenLparen | TokenRparen | TokenIdentifier</text:p>
      <text:p text:style-name="Python"/>
      <text:p text:style-name="Python"/>
      <text:p text:style-name="Python">def panic(msg: str = '') -&gt; typing.NoReturn:</text:p>
      <text:p text:style-name="Python"><text:s text:c="4"/>import traceback</text:p>
      <text:p text:style-name="Python"><text:s text:c="4"/>traceback.print_stack()</text:p>
      <text:p text:style-name="Python"><text:s text:c="4"/>print(msg)</text:p>
      <text:p text:style-name="Python"><text:s text:c="4"/>sys.exit(-1)</text:p>
      <text:p text:style-name="Python"/>
      <text:p text:style-name="Python">def tokenize(filepath: pathlib.Path | str) -&gt; typing.Iterator[Token]:</text:p>
      <text:p text:style-name="Python"><text:s text:c="4"/>lparen_re = re.compile(r'[(]')</text:p>
      <text:p text:style-name="Python"><text:soft-page-break/><text:s text:c="4"/>rparen_re = re.compile(r'[)]')</text:p>
      <text:p text:style-name="Python"><text:s text:c="4"/>identifier_re = re.compile(r'[a-zA-Z!$%&amp;*/+\-:&lt;=&gt;?^_~\.0-9]+')</text:p>
      <text:p text:style-name="Python"><text:s text:c="4"/>empty_re = re.compile(r'[ \t\r]+')</text:p>
      <text:p text:style-name="Python"><text:s text:c="4"/>newline_re = re.compile(r'[\n]')</text:p>
      <text:p text:style-name="Python"/>
      <text:p text:style-name="Python"><text:s text:c="4"/>with open(filepath, 'r') as file:</text:p>
      <text:p text:style-name="Python"><text:s text:c="8"/>data = file.read()</text:p>
      <text:p text:style-name="Python"/>
      <text:p text:style-name="Python"><text:s text:c="4"/>offset = 0</text:p>
      <text:p text:style-name="Python"><text:s text:c="4"/>line_number = 1</text:p>
      <text:p text:style-name="Python"><text:s text:c="4"/>last_newline_offset = 0</text:p>
      <text:p text:style-name="Python"/>
      <text:p text:style-name="Python"><text:s text:c="4"/>while offset &lt; len(data):</text:p>
      <text:p text:style-name="Python"><text:s text:c="8"/>column_number = offset - last_newline_offset + 1</text:p>
      <text:p text:style-name="Python"><text:s text:c="8"/>subdata = data[offset:]</text:p>
      <text:p text:style-name="Python"><text:s text:c="8"/>if (resmatch := lparen_re.match(subdata)):</text:p>
      <text:p text:style-name="Python"><text:s text:c="12"/>match_len = resmatch.end()</text:p>
      <text:p text:style-name="Python"><text:s text:c="12"/>offset += match_len</text:p>
      <text:p text:style-name="Python"><text:s text:c="12"/>yield TokenLparen(line_number, column_number)</text:p>
      <text:p text:style-name="Python"><text:s text:c="8"/>elif (resmatch := rparen_re.match(subdata)):</text:p>
      <text:p text:style-name="Python"><text:s text:c="12"/>match_len = resmatch.end()</text:p>
      <text:p text:style-name="Python"><text:s text:c="12"/>offset += match_len</text:p>
      <text:p text:style-name="Python"><text:s text:c="12"/>yield TokenRparen(line_number, column_number)</text:p>
      <text:p text:style-name="Python"><text:s text:c="8"/>elif (resmatch := identifier_re.match(subdata)):</text:p>
      <text:p text:style-name="Python"><text:s text:c="12"/>match_len = resmatch.end()</text:p>
      <text:p text:style-name="Python"><text:s text:c="12"/>offset += match_len</text:p>
      <text:p text:style-name="Python"><text:s text:c="12"/>yield TokenIdentifier(line_number, column_number, resmatch.group(0))</text:p>
      <text:p text:style-name="Python"><text:s text:c="8"/>elif (resmatch := empty_re.match(subdata)):</text:p>
      <text:p text:style-name="Python"><text:s text:c="12"/>match_len = resmatch.end()</text:p>
      <text:p text:style-name="Python"><text:s text:c="12"/>offset += match_len</text:p>
      <text:p text:style-name="Python"><text:s text:c="8"/>elif (resmatch := newline_re.match(subdata)):</text:p>
      <text:p text:style-name="Python"><text:s text:c="12"/>line_number += 1</text:p>
      <text:p text:style-name="Python"><text:s text:c="12"/>last_newline_offset = offset + 1</text:p>
      <text:p text:style-name="Python"><text:s text:c="12"/>offset += 1</text:p>
      <text:p text:style-name="Python"><text:s text:c="8"/>else:</text:p>
      <text:p text:style-name="Python"><text:s text:c="12"/>panic(f"Error: Unrecognized symbol at line {line_number}, position {column_number}")</text:p>
      <text:p text:style-name="Python"/>
      <text:p text:style-name="Python">class LispList(typing.NamedTuple):</text:p>
      <text:p text:style-name="Python"><text:s text:c="4"/>lparen: TokenLparen</text:p>
      <text:p text:style-name="Python"><text:s text:c="4"/>elements: list[typing.Union['LispList', 'TokenIdentifier']]</text:p>
      <text:p text:style-name="Python"/>
      <text:p text:style-name="Python">def build_lisp_tree(lisp_list: LispList, tokenizer: typing.Iterator[Token], lparens: list[TokenLparen]):</text:p>
      <text:p text:style-name="Python"><text:s text:c="4"/>for token in tokenizer:</text:p>
      <text:p text:style-name="Python"><text:s text:c="8"/>if isinstance(token, TokenLparen):</text:p>
      <text:p text:style-name="Python"><text:s text:c="12"/>lparens.append(token)</text:p>
      <text:p text:style-name="Python"><text:s text:c="12"/>sub_lisp_list = LispList(token, [])</text:p>
      <text:p text:style-name="Python"><text:soft-page-break/><text:s text:c="12"/>build_lisp_tree(sub_lisp_list, tokenizer, lparens)</text:p>
      <text:p text:style-name="Python"><text:s text:c="12"/>lisp_list.elements.append(sub_lisp_list)</text:p>
      <text:p text:style-name="Python"><text:s text:c="8"/>elif isinstance(token, TokenRparen):</text:p>
      <text:p text:style-name="Python"><text:s text:c="12"/>lparens.pop()</text:p>
      <text:p text:style-name="Python"><text:s text:c="12"/>return</text:p>
      <text:p text:style-name="Python"><text:s text:c="8"/>else:</text:p>
      <text:p text:style-name="Python"><text:s text:c="12"/>lisp_list.elements.append(token)</text:p>
      <text:p text:style-name="Python"/>
      <text:p text:style-name="Python">def at_line(token: Token | LispList) -&gt; str:</text:p>
      <text:p text:style-name="Python"><text:s text:c="4"/>if isinstance(token, Token):</text:p>
      <text:p text:style-name="Python"><text:s text:c="8"/>return f'at line {token.line_number}, column {token.column_number}'</text:p>
      <text:p text:style-name="Python"><text:s text:c="4"/>else:</text:p>
      <text:p text:style-name="Python"><text:s text:c="8"/>return f'at line {token.lparen.line_number}, column {token.lparen.column_number}'</text:p>
      <text:p text:style-name="Python"/>
      <text:p text:style-name="Python">def check_lisp_element_is_type(el: list[TokenIdentifier] | TokenIdentifier):</text:p>
      <text:p text:style-name="Python"><text:s text:c="4"/>assert isinstance(el, TokenIdentifier)</text:p>
      <text:p text:style-name="Python"/>
      <text:p text:style-name="Python">class VarType(enum.StrEnum):</text:p>
      <text:p text:style-name="Python"><text:s text:c="4"/>INT = 'int'</text:p>
      <text:p text:style-name="Python"><text:s text:c="4"/>FLOAT = 'float'</text:p>
      <text:p text:style-name="Python"><text:s text:c="4"/>BOOL = 'bool'</text:p>
      <text:p text:style-name="Python"/>
      <text:p text:style-name="Python">IDENTIFIER_RE = re.compile("[a-zA-Z!$%&amp;*/:&lt;=&gt;?^_~][a-zA-Z!$%&amp;*/:&lt;=&gt;?^_~0-9]*|[+]|[-]")</text:p>
      <text:p text:style-name="Python">INT_RE = re.compile("[+-]?[0-9]+")</text:p>
      <text:p text:style-name="Python">FLOAT_RE = re.compile("[+-]?[0-9]+[.][0-9]+")</text:p>
      <text:p text:style-name="Python"/>
      <text:p text:style-name="Python">class VarTypePair(typing.NamedTuple):</text:p>
      <text:p text:style-name="Python"><text:s text:c="4"/>token: TokenIdentifier</text:p>
      <text:p text:style-name="Python"><text:s text:c="4"/>vartype: VarType</text:p>
      <text:p text:style-name="Python"/>
      <text:p text:style-name="Python">class SyntaxList[T](typing.NamedTuple):</text:p>
      <text:p text:style-name="Python"><text:s text:c="4"/>lisp_list: LispList</text:p>
      <text:p text:style-name="Python"><text:s text:c="4"/>syntax_list: list[T]</text:p>
      <text:p text:style-name="Python"/>
      <text:p text:style-name="Python">def syntax_parse_arg_list(arg_list: LispList | TokenIdentifier) -&gt; SyntaxList[VarTypePair]:</text:p>
      <text:p text:style-name="Python"><text:s text:c="4"/>if isinstance(arg_list, LispList):</text:p>
      <text:p text:style-name="Python"><text:s text:c="8"/>syntax_list = SyntaxList[VarTypePair](arg_list, [])</text:p>
      <text:p text:style-name="Python"><text:s text:c="8"/>for name_type_pair in arg_list.elements:</text:p>
      <text:p text:style-name="Python"><text:s text:c="12"/>if isinstance(name_type_pair, LispList):</text:p>
      <text:p text:style-name="Python"><text:s text:c="16"/>if len(name_type_pair.elements) != 2:</text:p>
      <text:p text:style-name="Python"><text:s text:c="20"/>panic(f'Error: Name type pair must have 2 elements {at_line(name_type_pair.lparen)}')</text:p>
      <text:p text:style-name="Python"><text:s text:c="16"/>arg_name = name_type_pair.elements[0]</text:p>
      <text:p text:style-name="Python"><text:s text:c="16"/>if isinstance(arg_name, TokenIdentifier):</text:p>
      <text:p text:style-name="Python"><text:soft-page-break/><text:s text:c="20"/>if IDENTIFIER_RE.fullmatch(arg_name.value) is None:</text:p>
      <text:p text:style-name="Python"><text:s text:c="24"/>panic(f'Error: Argument name does not match identifier pattern {at_line(arg_name)}')</text:p>
      <text:p text:style-name="Python"><text:s text:c="20"/>arg_type = name_type_pair.elements[1]</text:p>
      <text:p text:style-name="Python"><text:s text:c="20"/>if isinstance(arg_type, TokenIdentifier):</text:p>
      <text:p text:style-name="Python"><text:s text:c="24"/>if arg_type.value not in VarType:</text:p>
      <text:p text:style-name="Python"><text:s text:c="28"/>panic(f'Error: Argument type is not valid {at_line(arg_type)}')</text:p>
      <text:p text:style-name="Python"><text:s text:c="24"/>syntax_list.syntax_list.append(VarTypePair(arg_name, VarType(arg_type.value)))</text:p>
      <text:p text:style-name="Python"><text:s text:c="20"/>else:</text:p>
      <text:p text:style-name="Python"><text:s text:c="24"/>panic(f'Error: Argument type must be an atom {at_line(arg_type.lparen)}')</text:p>
      <text:p text:style-name="Python"><text:s text:c="16"/>else:</text:p>
      <text:p text:style-name="Python"><text:s text:c="20"/>panic(f'Error: Argument name must be an atom {at_line(arg_name.lparen)}')</text:p>
      <text:p text:style-name="Python"><text:s text:c="12"/>else:</text:p>
      <text:p text:style-name="Python"><text:s text:c="16"/>panic(f'Error: Name type pair must be a list {at_line(name_type_pair)}')</text:p>
      <text:p text:style-name="Python"><text:s text:c="8"/>return syntax_list</text:p>
      <text:p text:style-name="Python"><text:s text:c="4"/>else:</text:p>
      <text:p text:style-name="Python"><text:s text:c="8"/>panic(f'Error: Argument list must be a list {at_line(arg_list)}')</text:p>
      <text:p text:style-name="Python"/>
      <text:p text:style-name="Python">def check_atom_identifier(lisp_element: LispList | TokenIdentifier) -&gt; TokenIdentifier:</text:p>
      <text:p text:style-name="Python"><text:s text:c="4"/>if isinstance(lisp_element, TokenIdentifier):</text:p>
      <text:p text:style-name="Python"><text:s text:c="8"/>if IDENTIFIER_RE.fullmatch(lisp_element.value):</text:p>
      <text:p text:style-name="Python"><text:s text:c="12"/>return lisp_element</text:p>
      <text:p text:style-name="Python"><text:s text:c="8"/>else:</text:p>
      <text:p text:style-name="Python"><text:s text:c="12"/>panic(f'Error: Element is not valid identifier {at_line(lisp_element)}')</text:p>
      <text:p text:style-name="Python"><text:s text:c="4"/>else:</text:p>
      <text:p text:style-name="Python"><text:s text:c="8"/>panic(f'Error: Element must be an atom {at_line(lisp_element.lparen)}')</text:p>
      <text:p text:style-name="Python"/>
      <text:p text:style-name="Python">class SyntaxBool(enum.StrEnum):</text:p>
      <text:p text:style-name="Python"><text:s text:c="4"/>TRUE = 'true'</text:p>
      <text:p text:style-name="Python"><text:s text:c="4"/>FALSE = 'false'</text:p>
      <text:p text:style-name="Python"/>
      <text:p text:style-name="Python">class ConstantBool(typing.NamedTuple):</text:p>
      <text:p text:style-name="Python"><text:s text:c="4"/>value: TokenIdentifier</text:p>
      <text:p text:style-name="Python"/>
      <text:p text:style-name="Python">class ConstantFloat(typing.NamedTuple):</text:p>
      <text:p text:style-name="Python"><text:s text:c="4"/>value: TokenIdentifier</text:p>
      <text:p text:style-name="Python"/>
      <text:p text:style-name="Python">class ConstantInt(typing.NamedTuple):</text:p>
      <text:p text:style-name="Python"><text:soft-page-break/><text:s text:c="4"/>value: TokenIdentifier</text:p>
      <text:p text:style-name="Python"/>
      <text:p text:style-name="Python">Constant = typing.Union[ConstantInt, ConstantFloat, ConstantBool]</text:p>
      <text:p text:style-name="Python"/>
      <text:p text:style-name="Python">class SyntaxVariable(typing.NamedTuple):</text:p>
      <text:p text:style-name="Python"><text:s text:c="4"/>value: TokenIdentifier</text:p>
      <text:p text:style-name="Python"/>
      <text:p text:style-name="Python">SyntaxVariableOrConstant = SyntaxVariable | Constant</text:p>
      <text:p text:style-name="Python"/>
      <text:p text:style-name="Python">def syntax_parse_var_or_const(lisp_element: LispList | TokenIdentifier, constants_list: list[Constant]) -&gt; SyntaxVariableOrConstant:</text:p>
      <text:p text:style-name="Python"><text:s text:c="4"/>if isinstance(lisp_element, TokenIdentifier):</text:p>
      <text:p text:style-name="Python"><text:s text:c="8"/>if lisp_element.value in SyntaxBool:</text:p>
      <text:p text:style-name="Python"><text:s text:c="12"/>constants_list.append(ConstantBool(lisp_element))</text:p>
      <text:p text:style-name="Python"><text:s text:c="12"/>return constants_list[-1]</text:p>
      <text:p text:style-name="Python"><text:s text:c="8"/>elif INT_RE.fullmatch(lisp_element.value):</text:p>
      <text:p text:style-name="Python"><text:s text:c="12"/>constants_list.append(ConstantInt(lisp_element))</text:p>
      <text:p text:style-name="Python"><text:s text:c="12"/>return constants_list[-1]</text:p>
      <text:p text:style-name="Python"><text:s text:c="8"/>elif FLOAT_RE.fullmatch(lisp_element.value):</text:p>
      <text:p text:style-name="Python"><text:s text:c="12"/>constants_list.append(ConstantFloat(lisp_element))</text:p>
      <text:p text:style-name="Python"><text:s text:c="12"/>return ConstantFloat(lisp_element)</text:p>
      <text:p text:style-name="Python"><text:s text:c="8"/>else:</text:p>
      <text:p text:style-name="Python"><text:s text:c="12"/>return SyntaxVariable(lisp_element)</text:p>
      <text:p text:style-name="Python"><text:s text:c="4"/>else:</text:p>
      <text:p text:style-name="Python"><text:s text:c="8"/>panic(f'Error: Element must be an atom {at_line(lisp_element.lparen)}')</text:p>
      <text:p text:style-name="Python"/>
      <text:p text:style-name="Python">class SyntaxFunctionCall(typing.NamedTuple):</text:p>
      <text:p text:style-name="Python"><text:s text:c="4"/>lisp_list: LispList</text:p>
      <text:p text:style-name="Python"><text:s text:c="4"/>name: TokenIdentifier</text:p>
      <text:p text:style-name="Python"><text:s text:c="4"/>arguments: tuple[SyntaxVariableOrConstant, ...]</text:p>
      <text:p text:style-name="Python"/>
      <text:p text:style-name="Python">SyntaxVarOrConstOrFuncCall = SyntaxVariableOrConstant | SyntaxFunctionCall</text:p>
      <text:p text:style-name="Python"/>
      <text:p text:style-name="Python">def syntax_parse_var_or_const_or_func_call(statement_argument: LispList | TokenIdentifier, constants_list: list[Constant]) -&gt; SyntaxVarOrConstOrFuncCall:</text:p>
      <text:p text:style-name="Python"><text:s text:c="4"/>if isinstance(statement_argument, TokenIdentifier):</text:p>
      <text:p text:style-name="Python"><text:s text:c="8"/>return syntax_parse_var_or_const(statement_argument, constants_list)</text:p>
      <text:p text:style-name="Python"><text:s text:c="4"/>else:</text:p>
      <text:p text:style-name="Python"><text:s text:c="8"/>return SyntaxFunctionCall(</text:p>
      <text:p text:style-name="Python"><text:s text:c="12"/>statement_argument,</text:p>
      <text:p text:style-name="Python"><text:s text:c="12"/>check_atom_identifier(statement_argument.elements[0]),</text:p>
      <text:p text:style-name="Python"><text:s text:c="12"/>tuple(syntax_parse_var_or_const(el, constants_list) for el in statement_argument.elements[1:])</text:p>
      <text:p text:style-name="Python"><text:s text:c="8"/>)</text:p>
      <text:p text:style-name="Python"><text:soft-page-break/></text:p>
      <text:p text:style-name="Python">class SyntaxStatementSet(typing.NamedTuple):</text:p>
      <text:p text:style-name="Python"><text:s text:c="4"/>lisp_list: LispList</text:p>
      <text:p text:style-name="Python"><text:s text:c="4"/>dest: TokenIdentifier</text:p>
      <text:p text:style-name="Python"><text:s text:c="4"/>src: SyntaxVarOrConstOrFuncCall</text:p>
      <text:p text:style-name="Python"/>
      <text:p text:style-name="Python">class SyntaxStatementReturn(typing.NamedTuple):</text:p>
      <text:p text:style-name="Python"><text:s text:c="4"/>lisp_list: LispList</text:p>
      <text:p text:style-name="Python"><text:s text:c="4"/>value: SyntaxVarOrConstOrFuncCall</text:p>
      <text:p text:style-name="Python"/>
      <text:p text:style-name="Python">class SyntaxStatementIf(typing.NamedTuple):</text:p>
      <text:p text:style-name="Python"><text:s text:c="4"/>lisp_list: LispList</text:p>
      <text:p text:style-name="Python"><text:s text:c="4"/>condition: SyntaxVarOrConstOrFuncCall</text:p>
      <text:p text:style-name="Python"><text:s text:c="4"/>true_branch: SyntaxList['SyntaxStatement']</text:p>
      <text:p text:style-name="Python"><text:s text:c="4"/>false_branch: SyntaxList['SyntaxStatement']</text:p>
      <text:p text:style-name="Python"/>
      <text:p text:style-name="Python">class SyntaxStatementWhile(typing.NamedTuple):</text:p>
      <text:p text:style-name="Python"><text:s text:c="4"/>lisp_list: LispList</text:p>
      <text:p text:style-name="Python"><text:s text:c="4"/>condition: SyntaxVarOrConstOrFuncCall</text:p>
      <text:p text:style-name="Python"><text:s text:c="4"/>statements: SyntaxList['SyntaxStatement']</text:p>
      <text:p text:style-name="Python"/>
      <text:p text:style-name="Python">SyntaxStatement = SyntaxStatementSet | SyntaxStatementIf | SyntaxStatementWhile | SyntaxStatementReturn</text:p>
      <text:p text:style-name="Python"/>
      <text:p text:style-name="Python">def syntax_parse_statement_list(lisp_statement_list: LispList | TokenIdentifier, constants_list: list[Constant]) -&gt; SyntaxList[SyntaxStatement]:</text:p>
      <text:p text:style-name="Python"><text:s text:c="4"/>if isinstance(lisp_statement_list, LispList):</text:p>
      <text:p text:style-name="Python"><text:s text:c="8"/>statements = SyntaxList[SyntaxStatement](lisp_statement_list, [])</text:p>
      <text:p text:style-name="Python"><text:s text:c="8"/>for lisp_statement in lisp_statement_list.elements:</text:p>
      <text:p text:style-name="Python"><text:s text:c="12"/>if isinstance(lisp_statement, LispList):</text:p>
      <text:p text:style-name="Python"><text:s text:c="16"/>if len(lisp_statement.elements) == 0:</text:p>
      <text:p text:style-name="Python"><text:s text:c="20"/>panic(f'Error: Statement must be a non-empty list {at_line(lisp_statement.lparen)}')</text:p>
      <text:p text:style-name="Python"><text:s text:c="16"/>statement_name = lisp_statement.elements[0]</text:p>
      <text:p text:style-name="Python"><text:s text:c="16"/>if isinstance(statement_name, TokenIdentifier):</text:p>
      <text:p text:style-name="Python"><text:s text:c="20"/>if statement_name.value == 'set':</text:p>
      <text:p text:style-name="Python"><text:s text:c="24"/>if len(lisp_statement.elements) != 3:</text:p>
      <text:p text:style-name="Python"><text:s text:c="28"/>panic(f'Error: Set statement list must have 3 elements {at_line(lisp_statement.lparen)}')</text:p>
      <text:p text:style-name="Python"><text:s text:c="24"/>statements.syntax_list.append(</text:p>
      <text:p text:style-name="Python"><text:s text:c="28"/>SyntaxStatementSet(</text:p>
      <text:p text:style-name="Python"><text:s text:c="32"/>lisp_statement,</text:p>
      <text:p text:style-name="Python"><text:s text:c="32"/>check_atom_identifier(lisp_statement.elements[1]),</text:p>
      <text:p text:style-name="Python"><text:s text:c="32"/>syntax_parse_var_or_const_or_func_call(lisp_statement.elements[2], constants_list)</text:p>
      <text:p text:style-name="Python"><text:soft-page-break/><text:s text:c="28"/>)</text:p>
      <text:p text:style-name="Python"><text:s text:c="24"/>)</text:p>
      <text:p text:style-name="Python"><text:s text:c="20"/>elif statement_name.value == 'if':</text:p>
      <text:p text:style-name="Python"><text:s text:c="24"/>if len(lisp_statement.elements) != 4:</text:p>
      <text:p text:style-name="Python"><text:s text:c="28"/>panic(f'Error: If statement list must have 4 elements {at_line(lisp_statement.lparen)}')</text:p>
      <text:p text:style-name="Python"><text:s text:c="24"/>statements.syntax_list.append(</text:p>
      <text:p text:style-name="Python"><text:s text:c="28"/>SyntaxStatementIf(</text:p>
      <text:p text:style-name="Python"><text:s text:c="32"/>lisp_statement,</text:p>
      <text:p text:style-name="Python"><text:s text:c="32"/>syntax_parse_var_or_const_or_func_call(lisp_statement.elements[1], constants_list),</text:p>
      <text:p text:style-name="Python"><text:s text:c="32"/>syntax_parse_statement_list(lisp_statement.elements[2], constants_list),</text:p>
      <text:p text:style-name="Python"><text:s text:c="32"/>syntax_parse_statement_list(lisp_statement.elements[3], constants_list),</text:p>
      <text:p text:style-name="Python"><text:s text:c="28"/>)</text:p>
      <text:p text:style-name="Python"><text:s text:c="24"/>)</text:p>
      <text:p text:style-name="Python"><text:s text:c="20"/>elif statement_name.value == 'while':</text:p>
      <text:p text:style-name="Python"><text:s text:c="24"/>if len(lisp_statement.elements) != 3:</text:p>
      <text:p text:style-name="Python"><text:s text:c="28"/>panic(f'Error: While statement list must have 3 elements {at_line(lisp_statement.lparen)}')</text:p>
      <text:p text:style-name="Python"><text:s text:c="24"/>statements.syntax_list.append(</text:p>
      <text:p text:style-name="Python"><text:s text:c="28"/>SyntaxStatementWhile(</text:p>
      <text:p text:style-name="Python"><text:s text:c="32"/>lisp_statement,</text:p>
      <text:p text:style-name="Python"><text:s text:c="32"/>syntax_parse_var_or_const_or_func_call(lisp_statement.elements[1], constants_list),</text:p>
      <text:p text:style-name="Python"><text:s text:c="32"/>syntax_parse_statement_list(lisp_statement.elements[2], constants_list),</text:p>
      <text:p text:style-name="Python"><text:s text:c="28"/>)</text:p>
      <text:p text:style-name="Python"><text:s text:c="24"/>)</text:p>
      <text:p text:style-name="Python"><text:s text:c="20"/>elif statement_name.value == 'return':</text:p>
      <text:p text:style-name="Python"><text:s text:c="24"/>if len(lisp_statement.elements) != 2:</text:p>
      <text:p text:style-name="Python"><text:s text:c="28"/>panic(f'Error: Return statement list must have 2 elements {at_line(lisp_statement.lparen)}')</text:p>
      <text:p text:style-name="Python"><text:s text:c="24"/>statements.syntax_list.append(</text:p>
      <text:p text:style-name="Python"><text:s text:c="28"/>SyntaxStatementReturn(</text:p>
      <text:p text:style-name="Python"><text:s text:c="32"/>lisp_statement,</text:p>
      <text:p text:style-name="Python"><text:s text:c="32"/>syntax_parse_var_or_const_or_func_call(lisp_statement.elements[1], constants_list)</text:p>
      <text:p text:style-name="Python"><text:s text:c="28"/>)</text:p>
      <text:p text:style-name="Python"><text:s text:c="24"/>)</text:p>
      <text:p text:style-name="Python"><text:s text:c="20"/>else:</text:p>
      <text:p text:style-name="Python"><text:soft-page-break/><text:s text:c="24"/>panic(f'Error: Statement name is not valid {at_line(statement_name)}')</text:p>
      <text:p text:style-name="Python"><text:s text:c="16"/>else:</text:p>
      <text:p text:style-name="Python"><text:s text:c="20"/>panic(f'Error: Statement name must be an atom {at_line(statement_name.lparen)}')</text:p>
      <text:p text:style-name="Python"><text:s text:c="12"/>else:</text:p>
      <text:p text:style-name="Python"><text:s text:c="16"/>panic(f'Error: Statement must be a list {at_line(lisp_statement)}')</text:p>
      <text:p text:style-name="Python"><text:s text:c="8"/>return statements</text:p>
      <text:p text:style-name="Python"><text:s text:c="4"/>else:</text:p>
      <text:p text:style-name="Python"><text:s text:c="8"/>panic(f'Error: Statement list must be a list {at_line(lisp_statement_list)}')</text:p>
      <text:p text:style-name="Python"/>
      <text:p text:style-name="Python">class SyntaxFunctionDefinition(typing.NamedTuple):</text:p>
      <text:p text:style-name="Python"><text:s text:c="4"/>lisp_list: LispList</text:p>
      <text:p text:style-name="Python"><text:s text:c="4"/>name: TokenIdentifier </text:p>
      <text:p text:style-name="Python"><text:s text:c="4"/>return_type: VarTypePair</text:p>
      <text:p text:style-name="Python"><text:s text:c="4"/>arguments: SyntaxList[VarTypePair]</text:p>
      <text:p text:style-name="Python"><text:s text:c="4"/>variables: SyntaxList[VarTypePair]</text:p>
      <text:p text:style-name="Python"><text:s text:c="4"/>statements: SyntaxList[SyntaxStatement]</text:p>
      <text:p text:style-name="Python"/>
      <text:p text:style-name="Python">def syntax_parse_function_definitions(lisp_tree: LispList, constants_list: list[Constant]) -&gt; typing.Iterator[SyntaxFunctionDefinition]:</text:p>
      <text:p text:style-name="Python"><text:s text:c="4"/>for fn_def in lisp_tree.elements:</text:p>
      <text:p text:style-name="Python"><text:s text:c="8"/>if isinstance(fn_def, LispList):</text:p>
      <text:p text:style-name="Python"><text:s text:c="12"/>if len(fn_def.elements) != 6:</text:p>
      <text:p text:style-name="Python"><text:s text:c="16"/>panic('')</text:p>
      <text:p text:style-name="Python"><text:s text:c="12"/>if isinstance(fn_def.elements[0], TokenIdentifier):</text:p>
      <text:p text:style-name="Python"><text:s text:c="16"/>if fn_def.elements[0].value != 'fn':</text:p>
      <text:p text:style-name="Python"><text:s text:c="20"/>panic(f'Error: Function must start with fn {at_line(fn_def.elements[0])}')</text:p>
      <text:p text:style-name="Python"><text:s text:c="16"/>if isinstance(fn_def.elements[1], TokenIdentifier):</text:p>
      <text:p text:style-name="Python"><text:s text:c="20"/>if IDENTIFIER_RE.fullmatch(fn_def.elements[1].value) is None:</text:p>
      <text:p text:style-name="Python"><text:s text:c="24"/>panic(f'Error: Function name does not match identifier pattern {at_line(fn_def.elements[1])}')</text:p>
      <text:p text:style-name="Python"><text:s text:c="20"/>syn_fn_def_name = fn_def.elements[1]</text:p>
      <text:p text:style-name="Python"><text:s text:c="20"/>if isinstance(fn_def.elements[2], TokenIdentifier):</text:p>
      <text:p text:style-name="Python"><text:s text:c="24"/>if fn_def.elements[2].value not in VarType:</text:p>
      <text:p text:style-name="Python"><text:s text:c="28"/>panic(f'Error: Function return type is not valid {at_line(fn_def.elements[2])}')</text:p>
      <text:p text:style-name="Python"><text:s text:c="24"/>syn_fn_def_return_type = VarTypePair(fn_def.elements[2], VarType(fn_def.elements[2].value))</text:p>
      <text:p text:style-name="Python"><text:s text:c="24"/>syn_fn_def_arguments = syntax_parse_arg_list(fn_def.elements[3])</text:p>
      <text:p text:style-name="Python"><text:s text:c="24"/>syn_fn_def_variables = syntax_parse_arg_list(fn_def.elements[4])</text:p>
      <text:p text:style-name="Python"><text:soft-page-break/><text:s text:c="24"/>syn_fn_def_statements = syntax_parse_statement_list(fn_def.elements[5], constants_list)</text:p>
      <text:p text:style-name="Python"><text:s text:c="24"/>yield SyntaxFunctionDefinition(fn_def, syn_fn_def_name, syn_fn_def_return_type, syn_fn_def_arguments, syn_fn_def_variables, syn_fn_def_statements)</text:p>
      <text:p text:style-name="Python"><text:s text:c="20"/>else:</text:p>
      <text:p text:style-name="Python"><text:s text:c="24"/>panic(f'Error: Function return type must be an atom {at_line(fn_def.elements[2].lparen)}')</text:p>
      <text:p text:style-name="Python"><text:s text:c="16"/>else:</text:p>
      <text:p text:style-name="Python"><text:s text:c="20"/>panic(f'Error: Function name must be an atom {at_line(fn_def.elements[1].lparen)}')</text:p>
      <text:p text:style-name="Python"><text:s text:c="12"/>else:</text:p>
      <text:p text:style-name="Python"><text:s text:c="16"/>panic(f'Error: Function must start with atom {at_line(fn_def.elements[0].lparen)}')</text:p>
      <text:p text:style-name="Python"><text:s text:c="8"/>else:</text:p>
      <text:p text:style-name="Python"><text:s text:c="12"/>panic(f'Error: Function definition must be a list {at_line(fn_def)}')</text:p>
      <text:p text:style-name="Python"/>
      <text:p text:style-name="Python"/>
      <text:p text:style-name="Python">class BuiltinFunction(typing.NamedTuple):</text:p>
      <text:p text:style-name="Python"><text:s text:c="4"/>name: str</text:p>
      <text:p text:style-name="Python"><text:s text:c="4"/>return_type: VarType</text:p>
      <text:p text:style-name="Python"><text:s text:c="4"/>argtypes: tuple[VarType, ...]</text:p>
      <text:p text:style-name="Python"><text:s text:c="4"/>asm_code: str</text:p>
      <text:p text:style-name="Python"/>
      <text:p text:style-name="Python">BULTIN_FUNCTIONS = (</text:p>
      <text:p text:style-name="Python"><text:s text:c="4"/>BuiltinFunction('==', VarType.BOOL, (VarType.INT, VarType.INT),</text:p>
      <text:p text:style-name="Python">"""</text:p>
      <text:p text:style-name="Python">cmp x0, x1</text:p>
      <text:p text:style-name="Python">cset x0, eq</text:p>
      <text:p text:style-name="Python">ret</text:p>
      <text:p text:style-name="Python">"""</text:p>
      <text:p text:style-name="Python"><text:s text:c="4"/>),</text:p>
      <text:p text:style-name="Python"><text:s text:c="4"/>BuiltinFunction('==', VarType.BOOL, (VarType.BOOL, VarType.BOOL),</text:p>
      <text:p text:style-name="Python">"""</text:p>
      <text:p text:style-name="Python">cmp x0, x1</text:p>
      <text:p text:style-name="Python">cset x0, eq</text:p>
      <text:p text:style-name="Python">ret</text:p>
      <text:p text:style-name="Python">"""</text:p>
      <text:p text:style-name="Python">),</text:p>
      <text:p text:style-name="Python"><text:s text:c="4"/>BuiltinFunction('*', VarType.INT, (VarType.INT, VarType.INT),</text:p>
      <text:p text:style-name="Python">"""</text:p>
      <text:p text:style-name="Python">mul x0, x0, x1</text:p>
      <text:p text:style-name="Python">ret</text:p>
      <text:p text:style-name="Python">"""</text:p>
      <text:p text:style-name="Python">),</text:p>
      <text:p text:style-name="Python"><text:s text:c="4"/>BuiltinFunction('/', VarType.INT, (VarType.INT, VarType.INT),</text:p>
      <text:p text:style-name="Python">"""</text:p>
      <text:p text:style-name="Python"><text:soft-page-break/>sdiv x0, x0, x1</text:p>
      <text:p text:style-name="Python">ret</text:p>
      <text:p text:style-name="Python">"""</text:p>
      <text:p text:style-name="Python">),</text:p>
      <text:p text:style-name="Python"><text:s text:c="4"/>BuiltinFunction('+', VarType.INT, (VarType.INT, VarType.INT),</text:p>
      <text:p text:style-name="Python">"""</text:p>
      <text:p text:style-name="Python">add x0, x0, x1</text:p>
      <text:p text:style-name="Python">ret</text:p>
      <text:p text:style-name="Python">"""</text:p>
      <text:p text:style-name="Python">),</text:p>
      <text:p text:style-name="Python"><text:s text:c="4"/>BuiltinFunction('-', VarType.INT, (VarType.INT, VarType.INT),</text:p>
      <text:p text:style-name="Python">"""</text:p>
      <text:p text:style-name="Python">sub x0, x0, x1</text:p>
      <text:p text:style-name="Python">ret</text:p>
      <text:p text:style-name="Python">"""</text:p>
      <text:p text:style-name="Python">),</text:p>
      <text:p text:style-name="Python"/>
      <text:p text:style-name="Python"><text:s text:c="4"/>BuiltinFunction('&gt;', VarType.BOOL, (VarType.INT, VarType.INT),</text:p>
      <text:p text:style-name="Python">"""</text:p>
      <text:p text:style-name="Python">cmp x0, x1</text:p>
      <text:p text:style-name="Python">cset x0, gt</text:p>
      <text:p text:style-name="Python">ret</text:p>
      <text:p text:style-name="Python">"""</text:p>
      <text:p text:style-name="Python">),</text:p>
      <text:p text:style-name="Python"><text:s text:c="4"/>BuiltinFunction('&lt;', VarType.BOOL, (VarType.INT, VarType.INT),</text:p>
      <text:p text:style-name="Python">"""</text:p>
      <text:p text:style-name="Python">cmp x0, x1</text:p>
      <text:p text:style-name="Python">cset x0, lt</text:p>
      <text:p text:style-name="Python">ret</text:p>
      <text:p text:style-name="Python">"""</text:p>
      <text:p text:style-name="Python">),</text:p>
      <text:p text:style-name="Python"><text:s text:c="4"/>BuiltinFunction('&gt;=', VarType.BOOL, (VarType.INT, VarType.INT),</text:p>
      <text:p text:style-name="Python">"""</text:p>
      <text:p text:style-name="Python">cmp x0, x1</text:p>
      <text:p text:style-name="Python">cset x0, ge</text:p>
      <text:p text:style-name="Python">ret</text:p>
      <text:p text:style-name="Python">"""</text:p>
      <text:p text:style-name="Python">),</text:p>
      <text:p text:style-name="Python"><text:s text:c="4"/>BuiltinFunction('&lt;=', VarType.BOOL, (VarType.INT, VarType.INT),</text:p>
      <text:p text:style-name="Python">"""</text:p>
      <text:p text:style-name="Python">cmp x0, x1</text:p>
      <text:p text:style-name="Python">cset x0, le</text:p>
      <text:p text:style-name="Python">ret</text:p>
      <text:p text:style-name="Python">"""</text:p>
      <text:p text:style-name="Python">),</text:p>
      <text:p text:style-name="Python"><text:s text:c="4"/>BuiltinFunction('*', VarType.FLOAT, (VarType.FLOAT, VarType.FLOAT),</text:p>
      <text:p text:style-name="Python">"""</text:p>
      <text:p text:style-name="Python">fmul d0, d0, d1</text:p>
      <text:p text:style-name="Python"><text:soft-page-break/>ret</text:p>
      <text:p text:style-name="Python">"""</text:p>
      <text:p text:style-name="Python">),</text:p>
      <text:p text:style-name="Python"><text:s text:c="4"/>BuiltinFunction('/', VarType.FLOAT, (VarType.FLOAT, VarType.FLOAT),</text:p>
      <text:p text:style-name="Python">"""</text:p>
      <text:p text:style-name="Python">fdiv d0, d0, d1</text:p>
      <text:p text:style-name="Python">ret</text:p>
      <text:p text:style-name="Python">"""</text:p>
      <text:p text:style-name="Python">),</text:p>
      <text:p text:style-name="Python"><text:s text:c="4"/>BuiltinFunction('+', VarType.FLOAT, (VarType.FLOAT, VarType.FLOAT),</text:p>
      <text:p text:style-name="Python">"""</text:p>
      <text:p text:style-name="Python">fadd d0, d0, d1</text:p>
      <text:p text:style-name="Python">ret</text:p>
      <text:p text:style-name="Python">"""</text:p>
      <text:p text:style-name="Python">),</text:p>
      <text:p text:style-name="Python"><text:s text:c="4"/>BuiltinFunction('-', VarType.FLOAT, (VarType.FLOAT, VarType.FLOAT),</text:p>
      <text:p text:style-name="Python">"""</text:p>
      <text:p text:style-name="Python">fsub d0, d0, d1</text:p>
      <text:p text:style-name="Python">ret</text:p>
      <text:p text:style-name="Python">"""</text:p>
      <text:p text:style-name="Python">),</text:p>
      <text:p text:style-name="Python"><text:s text:c="4"/>BuiltinFunction('==', VarType.BOOL, (VarType.FLOAT, VarType.FLOAT),</text:p>
      <text:p text:style-name="Python">"""</text:p>
      <text:p text:style-name="Python">fcmp d0, d1</text:p>
      <text:p text:style-name="Python">cset x0, eq</text:p>
      <text:p text:style-name="Python">ret</text:p>
      <text:p text:style-name="Python">"""</text:p>
      <text:p text:style-name="Python">),</text:p>
      <text:p text:style-name="Python"><text:s text:c="4"/>BuiltinFunction('&gt;', VarType.BOOL, (VarType.FLOAT, VarType.FLOAT),</text:p>
      <text:p text:style-name="Python">"""</text:p>
      <text:p text:style-name="Python">fcmp d0, d1</text:p>
      <text:p text:style-name="Python">cset x0, gt</text:p>
      <text:p text:style-name="Python">ret</text:p>
      <text:p text:style-name="Python">"""</text:p>
      <text:p text:style-name="Python">),</text:p>
      <text:p text:style-name="Python"><text:s text:c="4"/>BuiltinFunction('&lt;', VarType.BOOL, (VarType.FLOAT, VarType.FLOAT),</text:p>
      <text:p text:style-name="Python">"""</text:p>
      <text:p text:style-name="Python">fcmp d0, d1</text:p>
      <text:p text:style-name="Python">cset x0, lt</text:p>
      <text:p text:style-name="Python">ret</text:p>
      <text:p text:style-name="Python">"""</text:p>
      <text:p text:style-name="Python">),</text:p>
      <text:p text:style-name="Python"><text:soft-page-break/><text:s text:c="4"/>BuiltinFunction('&gt;=', VarType.BOOL, (VarType.FLOAT, VarType.FLOAT),</text:p>
      <text:p text:style-name="Python">"""</text:p>
      <text:p text:style-name="Python">fcmp d0, d1</text:p>
      <text:p text:style-name="Python">cset x0, ge</text:p>
      <text:p text:style-name="Python">ret</text:p>
      <text:p text:style-name="Python">"""</text:p>
      <text:p text:style-name="Python">),</text:p>
      <text:p text:style-name="Python"><text:s text:c="4"/>BuiltinFunction('&lt;=', VarType.BOOL, (VarType.FLOAT, VarType.FLOAT),</text:p>
      <text:p text:style-name="Python">"""</text:p>
      <text:p text:style-name="Python">fcmp d0, d1</text:p>
      <text:p text:style-name="Python">cset x0, le</text:p>
      <text:p text:style-name="Python">ret</text:p>
      <text:p text:style-name="Python">"""</text:p>
      <text:p text:style-name="Python">),</text:p>
      <text:p text:style-name="Python">)</text:p>
      <text:p text:style-name="Python"/>
      <text:p text:style-name="Python">class IrFnArg(typing.NamedTuple):</text:p>
      <text:p text:style-name="Python"><text:s text:c="4"/>name: TokenIdentifier</text:p>
      <text:p text:style-name="Python"><text:s text:c="4"/>type_: VarType</text:p>
      <text:p text:style-name="Python"/>
      <text:p text:style-name="Python">class IrFnDecl(typing.NamedTuple):</text:p>
      <text:p text:style-name="Python"><text:s text:c="4"/>name: TokenIdentifier</text:p>
      <text:p text:style-name="Python"><text:s text:c="4"/>return_type: VarType</text:p>
      <text:p text:style-name="Python"><text:s text:c="4"/>arguments: tuple[IrFnArg, ...]</text:p>
      <text:p text:style-name="Python"><text:s text:c="4"/>variables: tuple[IrFnArg, ...]</text:p>
      <text:p text:style-name="Python"/>
      <text:p text:style-name="Python">IrFnCallArg = IrFnArg | Constant</text:p>
      <text:p text:style-name="Python"/>
      <text:p text:style-name="Python">class IrFnCall(typing.NamedTuple):</text:p>
      <text:p text:style-name="Python"><text:s text:c="4"/>fn: IrFnDecl | BuiltinFunction</text:p>
      <text:p text:style-name="Python"><text:s text:c="4"/>arguments: tuple[IrFnCallArg, ...]</text:p>
      <text:p text:style-name="Python"/>
      <text:p text:style-name="Python">def ir_get_variable(fn_def: IrFnDecl, token: TokenIdentifier) -&gt; IrFnArg:</text:p>
      <text:p text:style-name="Python"><text:s text:c="4"/>for var in fn_def.arguments:</text:p>
      <text:p text:style-name="Python"><text:s text:c="8"/>if var.name.value == token.value:</text:p>
      <text:p text:style-name="Python"><text:s text:c="12"/>return var</text:p>
      <text:p text:style-name="Python"><text:s text:c="4"/>for var in fn_def.variables:</text:p>
      <text:p text:style-name="Python"><text:s text:c="8"/>if var.name.value == token.value:</text:p>
      <text:p text:style-name="Python"><text:s text:c="12"/>return var</text:p>
      <text:p text:style-name="Python"><text:s text:c="4"/>panic(f'Error: token "{token.value}" is not a variable nor parameter {at_line(token)}')</text:p>
      <text:p text:style-name="Python"/>
      <text:p text:style-name="Python">def ir_get_type(var: IrFnCallArg):</text:p>
      <text:p text:style-name="Python"><text:s text:c="4"/>if isinstance(var, IrFnArg):</text:p>
      <text:p text:style-name="Python"><text:s text:c="8"/>return var.type_</text:p>
      <text:p text:style-name="Python"><text:s text:c="4"/>elif isinstance(var, ConstantBool):</text:p>
      <text:p text:style-name="Python"><text:soft-page-break/><text:s text:c="8"/>return VarType.BOOL</text:p>
      <text:p text:style-name="Python"><text:s text:c="4"/>elif isinstance(var, ConstantFloat):</text:p>
      <text:p text:style-name="Python"><text:s text:c="8"/>return VarType.FLOAT</text:p>
      <text:p text:style-name="Python"><text:s text:c="4"/>else:</text:p>
      <text:p text:style-name="Python"><text:s text:c="8"/>return VarType.INT</text:p>
      <text:p text:style-name="Python"/>
      <text:p text:style-name="Python">def ir_fn_call_build(</text:p>
      <text:p text:style-name="Python"><text:s text:c="4"/>func_call: SyntaxFunctionCall,</text:p>
      <text:p text:style-name="Python"><text:s text:c="4"/>fn_decls: typing.Iterable[IrFnDecl],</text:p>
      <text:p text:style-name="Python"><text:s text:c="4"/>cur_fn_decls: IrFnDecl</text:p>
      <text:p text:style-name="Python">) -&gt; IrFnCall:</text:p>
      <text:p text:style-name="Python"><text:s text:c="4"/>arguments: list[IrFnCallArg] = []</text:p>
      <text:p text:style-name="Python"><text:s text:c="4"/>for arg in func_call.arguments:</text:p>
      <text:p text:style-name="Python"><text:s text:c="8"/>if isinstance(arg, SyntaxVariable):</text:p>
      <text:p text:style-name="Python"><text:s text:c="12"/>arguments.append(ir_get_variable(cur_fn_decls, arg.value))</text:p>
      <text:p text:style-name="Python"><text:s text:c="8"/>else:</text:p>
      <text:p text:style-name="Python"><text:s text:c="12"/>arguments.append(arg)</text:p>
      <text:p text:style-name="Python"><text:s text:c="4"/>fn_call_types = [ir_get_type(el) for el in arguments]</text:p>
      <text:p text:style-name="Python"><text:s text:c="4"/>for fn_def in fn_decls:</text:p>
      <text:p text:style-name="Python"><text:s text:c="8"/>if func_call.name.value != fn_def.name:</text:p>
      <text:p text:style-name="Python"><text:s text:c="12"/>continue</text:p>
      <text:p text:style-name="Python"><text:s text:c="8"/>if len(func_call.arguments) != len(fn_def.arguments):</text:p>
      <text:p text:style-name="Python"><text:s text:c="12"/>continue</text:p>
      <text:p text:style-name="Python"><text:s text:c="8"/>fn_def_arg_types = list(el.type_ for el in fn_def.arguments)</text:p>
      <text:p text:style-name="Python"><text:s text:c="8"/>if any(t1 != t2 for t1, t2 in zip(fn_call_types, fn_def_arg_types)):</text:p>
      <text:p text:style-name="Python"><text:s text:c="12"/>continue</text:p>
      <text:p text:style-name="Python"><text:s text:c="8"/>return IrFnCall(fn_def, tuple(arguments))</text:p>
      <text:p text:style-name="Python"><text:s text:c="4"/>for builtin in BULTIN_FUNCTIONS:</text:p>
      <text:p text:style-name="Python"><text:s text:c="8"/>if func_call.name.value != builtin.name:</text:p>
      <text:p text:style-name="Python"><text:s text:c="12"/>continue</text:p>
      <text:p text:style-name="Python"><text:s text:c="8"/>if len(func_call.arguments) != len(builtin.argtypes):</text:p>
      <text:p text:style-name="Python"><text:s text:c="12"/>continue</text:p>
      <text:p text:style-name="Python"><text:s text:c="8"/>if any(t1 != t2 for t1, t2 in zip(fn_call_types, builtin.argtypes)):</text:p>
      <text:p text:style-name="Python"><text:s text:c="12"/>continue</text:p>
      <text:p text:style-name="Python"><text:s text:c="8"/>return IrFnCall(builtin, tuple(arguments))</text:p>
      <text:p text:style-name="Python"><text:s text:c="4"/>panic(f'Error: Function call does not match any functions {at_line(func_call.lisp_list)}')</text:p>
      <text:p text:style-name="Python"/>
      <text:p text:style-name="Python">IrStmtArg = IrFnCallArg | IrFnCall</text:p>
      <text:p text:style-name="Python"/>
      <text:p text:style-name="Python">class IrStmtSet(typing.NamedTuple):</text:p>
      <text:p text:style-name="Python"><text:s text:c="4"/>dest: IrFnArg</text:p>
      <text:p text:style-name="Python"><text:s text:c="4"/>src: IrStmtArg</text:p>
      <text:p text:style-name="Python"/>
      <text:p text:style-name="Python">class IrStmtIf(typing.NamedTuple):</text:p>
      <text:p text:style-name="Python"><text:s text:c="4"/>cond: IrStmtArg</text:p>
      <text:p text:style-name="Python"><text:soft-page-break/><text:s text:c="4"/>branch_true: tuple['IrStmt', ...]</text:p>
      <text:p text:style-name="Python"><text:s text:c="4"/>branch_false: tuple['IrStmt', ...]</text:p>
      <text:p text:style-name="Python"/>
      <text:p text:style-name="Python">class IrStmtWhile(typing.NamedTuple):</text:p>
      <text:p text:style-name="Python"><text:s text:c="4"/>cond: IrStmtArg</text:p>
      <text:p text:style-name="Python"><text:s text:c="4"/>body: tuple['IrStmt', ...]</text:p>
      <text:p text:style-name="Python"/>
      <text:p text:style-name="Python">class IrStmtReturn(typing.NamedTuple):</text:p>
      <text:p text:style-name="Python"><text:s text:c="4"/>val: IrStmtArg</text:p>
      <text:p text:style-name="Python"/>
      <text:p text:style-name="Python">IrStmt = IrStmtWhile | IrStmtSet | IrStmtIf | IrStmtReturn</text:p>
      <text:p text:style-name="Python"/>
      <text:p text:style-name="Python">def ir_stmt_arg_build(fn_defs: typing.Iterable[IrFnDecl], current_fn_decl: IrFnDecl, var: SyntaxVarOrConstOrFuncCall):</text:p>
      <text:p text:style-name="Python"><text:s text:c="4"/>if isinstance(var, SyntaxVariable):</text:p>
      <text:p text:style-name="Python"><text:s text:c="8"/>src_var = ir_get_variable(current_fn_decl, var.value)</text:p>
      <text:p text:style-name="Python"><text:s text:c="8"/>src_type = src_var.type_</text:p>
      <text:p text:style-name="Python"><text:s text:c="4"/>elif isinstance(var, Constant):</text:p>
      <text:p text:style-name="Python"><text:s text:c="8"/>src_type = ir_get_type(var)</text:p>
      <text:p text:style-name="Python"><text:s text:c="8"/>src_var = var</text:p>
      <text:p text:style-name="Python"><text:s text:c="4"/>else:</text:p>
      <text:p text:style-name="Python"><text:s text:c="8"/>src_var = ir_fn_call_build(var, fn_defs, current_fn_decl) <text:s text:c="19"/></text:p>
      <text:p text:style-name="Python"><text:s text:c="8"/>src_type = src_var.fn.return_type</text:p>
      <text:p text:style-name="Python"><text:s text:c="4"/>return src_var, src_type</text:p>
      <text:p text:style-name="Python"/>
      <text:p text:style-name="Python">def ir_statement_list(fn_decls: typing.Iterable[IrFnDecl], current_fn_decl: IrFnDecl, statements: SyntaxList[SyntaxStatement]) -&gt; typing.Iterator[IrStmt]:</text:p>
      <text:p text:style-name="Python"><text:s text:c="4"/>for statement in statements.syntax_list:</text:p>
      <text:p text:style-name="Python"><text:s text:c="8"/>if isinstance(statement, SyntaxStatementSet):</text:p>
      <text:p text:style-name="Python"><text:s text:c="12"/>dest_var = ir_get_variable(current_fn_decl, statement.dest)</text:p>
      <text:p text:style-name="Python"><text:s text:c="12"/>var, type_ = ir_stmt_arg_build(fn_decls, current_fn_decl, statement.src)</text:p>
      <text:p text:style-name="Python"><text:s text:c="12"/>if type_ != dest_var.type_:</text:p>
      <text:p text:style-name="Python"><text:s text:c="16"/>panic(f'Error: Type mismatch in statement set {at_line(statement.lisp_list)}')</text:p>
      <text:p text:style-name="Python"><text:s text:c="12"/>yield IrStmtSet(dest_var, var)</text:p>
      <text:p text:style-name="Python"><text:s text:c="8"/>elif isinstance(statement, SyntaxStatementIf):</text:p>
      <text:p text:style-name="Python"><text:s text:c="12"/>var, type_ = ir_stmt_arg_build(fn_decls, current_fn_decl, statement.condition) <text:s text:c="7"/></text:p>
      <text:p text:style-name="Python"><text:s text:c="12"/>if type_ != VarType.BOOL:</text:p>
      <text:p text:style-name="Python"><text:s text:c="16"/>panic(f'Error: Condition must be bool {at_line(statement.lisp_list)}')</text:p>
      <text:p text:style-name="Python"><text:s text:c="12"/>yield IrStmtIf(</text:p>
      <text:p text:style-name="Python"><text:s text:c="16"/>var,</text:p>
      <text:p text:style-name="Python"><text:s text:c="16"/>tuple(ir_statement_list(fn_decls, current_fn_decl, statement.true_branch)),</text:p>
      <text:p text:style-name="Python"><text:soft-page-break/><text:s text:c="16"/>tuple(ir_statement_list(fn_decls, current_fn_decl, statement.false_branch))</text:p>
      <text:p text:style-name="Python"><text:s text:c="12"/>)</text:p>
      <text:p text:style-name="Python"><text:s text:c="8"/>elif isinstance(statement, SyntaxStatementWhile):</text:p>
      <text:p text:style-name="Python"><text:s text:c="12"/>var, type_ = ir_stmt_arg_build(fn_decls, current_fn_decl, statement.condition)</text:p>
      <text:p text:style-name="Python"><text:s text:c="12"/>if type_ != VarType.BOOL:</text:p>
      <text:p text:style-name="Python"><text:s text:c="16"/>panic(f'Error: Condition must be bool {at_line(statement.lisp_list)}')</text:p>
      <text:p text:style-name="Python"><text:s text:c="12"/>yield IrStmtWhile(</text:p>
      <text:p text:style-name="Python"><text:s text:c="16"/>var,</text:p>
      <text:p text:style-name="Python"><text:s text:c="16"/>tuple(ir_statement_list(fn_decls, current_fn_decl, statement.statements)),</text:p>
      <text:p text:style-name="Python"><text:s text:c="12"/>)</text:p>
      <text:p text:style-name="Python"><text:s text:c="8"/>else:</text:p>
      <text:p text:style-name="Python"><text:s text:c="12"/>var, type_ = ir_stmt_arg_build(fn_decls, current_fn_decl, statement.value)</text:p>
      <text:p text:style-name="Python"><text:s text:c="12"/>if current_fn_decl.return_type != type_:</text:p>
      <text:p text:style-name="Python"><text:s text:c="16"/>panic(f'Function does not return value of return type {at_line(statement.lisp_list)}')</text:p>
      <text:p text:style-name="Python"><text:s text:c="12"/>yield IrStmtReturn(var)</text:p>
      <text:p text:style-name="Python"/>
      <text:p text:style-name="Python">class IrFnDef(typing.NamedTuple):</text:p>
      <text:p text:style-name="Python"><text:s text:c="4"/>decl: IrFnDecl</text:p>
      <text:p text:style-name="Python"><text:s text:c="4"/>body: tuple[IrStmt, ...]</text:p>
      <text:p text:style-name="Python"/>
      <text:p text:style-name="Python">def ir_fn_defs_build(syn_fn_defs: typing.Iterable[SyntaxFunctionDefinition]):</text:p>
      <text:p text:style-name="Python"><text:s text:c="4"/>for fn_def in syn_fn_defs:</text:p>
      <text:p text:style-name="Python"><text:s text:c="8"/>for el in fn_def.statements.syntax_list[:-1]:</text:p>
      <text:p text:style-name="Python"><text:s text:c="12"/>if isinstance(el, SyntaxStatementReturn):</text:p>
      <text:p text:style-name="Python"><text:s text:c="16"/>panic(f'Error: Return statement must be the last one {at_line(el.lisp_list)}')</text:p>
      <text:p text:style-name="Python"><text:s text:c="8"/>if len(fn_def.statements.syntax_list) == 0:</text:p>
      <text:p text:style-name="Python"><text:s text:c="12"/>panic(f'Error: Function statement list must have at least one statement {at_line(fn_def.statements.lisp_list)}')</text:p>
      <text:p text:style-name="Python"><text:s text:c="8"/>if not isinstance(fn_def.statements.syntax_list[-1], SyntaxStatementReturn):</text:p>
      <text:p text:style-name="Python"><text:s text:c="12"/>panic(f'Error: Last statement in function definition statement list must be return statement {at_line(fn_def.statements.lisp_list)}')</text:p>
      <text:p text:style-name="Python"/>
      <text:p text:style-name="Python"><text:s text:c="8"/>it_first = itertools.chain(fn_def.arguments.syntax_list, fn_def.variables.syntax_list) <text:s text:c="7"/></text:p>
      <text:p text:style-name="Python"><text:s text:c="8"/>it_second = itertools.chain(fn_def.arguments.syntax_list, fn_def.variables.syntax_list) <text:s text:c="7"/></text:p>
      <text:p text:style-name="Python"><text:s text:c="8"/>for i_one, el_one in enumerate(it_first):</text:p>
      <text:p text:style-name="Python"><text:s text:c="12"/>for i_two, el_two in enumerate(it_second):</text:p>
      <text:p text:style-name="Python"><text:s text:c="16"/>if i_one == i_two:</text:p>
      <text:p text:style-name="Python"><text:soft-page-break/><text:s text:c="20"/>continue</text:p>
      <text:p text:style-name="Python"><text:s text:c="16"/>if el_one.token.value == el_two.token.value:</text:p>
      <text:p text:style-name="Python"><text:s text:c="20"/>panic(f'Error: Duplicate argument name {at_line(el_one.token)} and {at_line(el_two.token)}')</text:p>
      <text:p text:style-name="Python"><text:s text:c="8"/></text:p>
      <text:p text:style-name="Python"><text:s text:c="4"/>for i_one, fn_def_one in enumerate(syn_fn_defs):</text:p>
      <text:p text:style-name="Python"><text:s text:c="8"/>args_one = [el.vartype for el in fn_def_one.arguments.syntax_list]</text:p>
      <text:p text:style-name="Python"><text:s text:c="8"/>for i_two, fn_def_two in enumerate(syn_fn_defs):</text:p>
      <text:p text:style-name="Python"><text:s text:c="12"/>if i_one == i_two:</text:p>
      <text:p text:style-name="Python"><text:s text:c="16"/>continue</text:p>
      <text:p text:style-name="Python"><text:s text:c="12"/>if fn_def_one.name.value != fn_def_two.name.value:</text:p>
      <text:p text:style-name="Python"><text:s text:c="16"/>continue</text:p>
      <text:p text:style-name="Python"><text:s text:c="12"/>args_two = [el.vartype for el in fn_def_two.arguments.syntax_list]</text:p>
      <text:p text:style-name="Python"><text:s text:c="12"/>if len(args_one) != len(args_two):</text:p>
      <text:p text:style-name="Python"><text:s text:c="16"/>continue</text:p>
      <text:p text:style-name="Python"><text:s text:c="12"/>if any(a1 != a2 for a1, a2 in zip(args_one, args_two)):</text:p>
      <text:p text:style-name="Python"><text:s text:c="16"/>continue</text:p>
      <text:p text:style-name="Python"><text:s text:c="12"/>panic(f'Error: Duplicate function definitions {at_line(fn_def_one.lisp_list)} and {at_line(fn_def_two.lisp_list)}')</text:p>
      <text:p text:style-name="Python"/>
      <text:p text:style-name="Python"><text:s text:c="4"/>for fn_def in syn_fn_defs:</text:p>
      <text:p text:style-name="Python"><text:s text:c="8"/>args_one = [el.vartype for el in fn_def.arguments.syntax_list]</text:p>
      <text:p text:style-name="Python"><text:s text:c="8"/>for builtin_def in BULTIN_FUNCTIONS:</text:p>
      <text:p text:style-name="Python"><text:s text:c="12"/>if builtin_def.name != fn_def.name.value:</text:p>
      <text:p text:style-name="Python"><text:s text:c="16"/>continue</text:p>
      <text:p text:style-name="Python"><text:s text:c="12"/>if len(args_one) != len(builtin_def.argtypes):</text:p>
      <text:p text:style-name="Python"><text:s text:c="16"/>continue</text:p>
      <text:p text:style-name="Python"><text:s text:c="12"/>if any(a1 != a2 for a1, a2 in zip(args_one, builtin_def.argtypes)):</text:p>
      <text:p text:style-name="Python"><text:s text:c="16"/>continue</text:p>
      <text:p text:style-name="Python"><text:s text:c="12"/>panic(f'Error: Duplicate function definition with builtin "{builtin_def.name}" {at_line(fn_def.lisp_list)}')</text:p>
      <text:p text:style-name="Python"/>
      <text:p text:style-name="Python"><text:s text:c="4"/>def _make_fn_def(fn_def: SyntaxFunctionDefinition):</text:p>
      <text:p text:style-name="Python"><text:s text:c="8"/>args = tuple(IrFnArg(el.token, el.vartype) for el in fn_def.arguments.syntax_list)</text:p>
      <text:p text:style-name="Python"><text:s text:c="8"/>vars = tuple(IrFnArg(el.token, el.vartype) for el in fn_def.variables.syntax_list)</text:p>
      <text:p text:style-name="Python"><text:s text:c="8"/>return IrFnDecl(fn_def.name, fn_def.return_type.vartype, args, vars)</text:p>
      <text:p text:style-name="Python"/>
      <text:p text:style-name="Python"><text:s text:c="4"/>fn_decls = tuple(_make_fn_def(fn_def) for fn_def in syn_fn_defs)</text:p>
      <text:p text:style-name="Python"><text:s text:c="4"/>fn_defs = tuple(</text:p>
      <text:p text:style-name="Python"><text:s text:c="8"/>IrFnDef(fn_decl, tuple(ir_statement_list(fn_decls, fn_decl, syn_fn_def.statements)))</text:p>
      <text:p text:style-name="Python"><text:soft-page-break/><text:s text:c="8"/>for fn_decl, syn_fn_def in zip(fn_decls, syn_fn_defs)</text:p>
      <text:p text:style-name="Python"><text:s text:c="4"/>)</text:p>
      <text:p text:style-name="Python"><text:s text:c="4"/>return fn_defs</text:p>
      <text:p text:style-name="Python"/>
      <text:p text:style-name="Python"># class Aarch64Register(enum.Enum):</text:p>
      <text:p text:style-name="Python"># <text:s text:c="4"/>X0 = enum.auto()</text:p>
      <text:p text:style-name="Python"># <text:s text:c="4"/>X1 = enum.auto()</text:p>
      <text:p text:style-name="Python"># <text:s text:c="4"/>X2 = enum.auto()</text:p>
      <text:p text:style-name="Python"># <text:s text:c="4"/>X3 = enum.auto()</text:p>
      <text:p text:style-name="Python"># <text:s text:c="4"/>X4 = enum.auto()</text:p>
      <text:p text:style-name="Python"># <text:s text:c="4"/>X5 = enum.auto()</text:p>
      <text:p text:style-name="Python"># <text:s text:c="4"/>X6 = enum.auto()</text:p>
      <text:p text:style-name="Python"># <text:s text:c="4"/>X7 = enum.auto()</text:p>
      <text:p text:style-name="Python"># <text:s text:c="4"/>X8 = enum.auto()</text:p>
      <text:p text:style-name="Python"># <text:s text:c="4"/>X9 = enum.auto()</text:p>
      <text:p text:style-name="Python"># <text:s text:c="4"/>X10 = enum.auto()</text:p>
      <text:p text:style-name="Python"/>
      <text:p text:style-name="Python">@contextlib.contextmanager</text:p>
      <text:p text:style-name="Python">def asm_stack_frame(fn_decl: IrFnDecl):</text:p>
      <text:p text:style-name="Python"><text:s text:c="4"/>with contextlib.ExitStack() as exit_stack:</text:p>
      <text:p text:style-name="Python"><text:s text:c="8"/>exit_stack.callback(print, 'ret')</text:p>
      <text:p text:style-name="Python"><text:s text:c="8"/>print('sub sp, sp, #16')</text:p>
      <text:p text:style-name="Python"><text:s text:c="8"/>exit_stack.callback(print, 'add sp, sp, #16')</text:p>
      <text:p text:style-name="Python"><text:s text:c="8"/>print('str lr, [sp]')</text:p>
      <text:p text:style-name="Python"><text:s text:c="8"/>exit_stack.callback(print, 'ldr lr, [sp]')</text:p>
      <text:p text:style-name="Python"><text:s text:c="8"/>print('sub sp, sp, #16')</text:p>
      <text:p text:style-name="Python"><text:s text:c="8"/>exit_stack.callback(print, 'add sp, sp, #16')</text:p>
      <text:p text:style-name="Python"><text:s text:c="8"/>print('str fp, [sp]')</text:p>
      <text:p text:style-name="Python"><text:s text:c="8"/>exit_stack.callback(print, 'ldr fp, [sp]')</text:p>
      <text:p text:style-name="Python"><text:s text:c="8"/>print('mov fp, sp')</text:p>
      <text:p text:style-name="Python"><text:s text:c="8"/>exit_stack.callback(print, 'mov sp, fp')</text:p>
      <text:p text:style-name="Python"><text:s text:c="8"/>int_var_count = 0</text:p>
      <text:p text:style-name="Python"><text:s text:c="8"/>float_var_count = 0</text:p>
      <text:p text:style-name="Python"><text:s text:c="8"/>stack_var_count = 0</text:p>
      <text:p text:style-name="Python"><text:s text:c="8"/>fp_offset = 0</text:p>
      <text:p text:style-name="Python"><text:s text:c="8"/>arg_off: dict[IrFnArg, int] = dict()</text:p>
      <text:p text:style-name="Python"><text:s text:c="8"/>for arg in fn_decl.arguments:</text:p>
      <text:p text:style-name="Python"><text:s text:c="12"/>arg_off[arg] = fp_offset</text:p>
      <text:p text:style-name="Python"><text:s text:c="12"/>print('sub sp, sp, #16')</text:p>
      <text:p text:style-name="Python"><text:s text:c="12"/>exit_stack.callback(print, 'add sp, sp, #16')</text:p>
      <text:p text:style-name="Python"><text:s text:c="12"/>match arg.type_:</text:p>
      <text:p text:style-name="Python"><text:s text:c="16"/>case VarType.BOOL | VarType.INT:</text:p>
      <text:p text:style-name="Python"><text:s text:c="20"/>if int_var_count &lt; 8:</text:p>
      <text:p text:style-name="Python"><text:s text:c="24"/>print(f'str x{int_var_count}, [fp, #-{fp_offset}]')</text:p>
      <text:p text:style-name="Python"><text:s text:c="20"/>else:</text:p>
      <text:p text:style-name="Python"><text:s text:c="24"/>print(f'ldr x9, [fp, #{32 + stack_var_count * 16}]')</text:p>
      <text:p text:style-name="Python"><text:s text:c="24"/>print(f'str x9, [fp, #-{fp_offset}]')</text:p>
      <text:p text:style-name="Python"><text:soft-page-break/><text:s text:c="24"/>stack_var_count += 1</text:p>
      <text:p text:style-name="Python"><text:s text:c="20"/>int_var_count += 1</text:p>
      <text:p text:style-name="Python"><text:s text:c="16"/>case VarType.FLOAT:</text:p>
      <text:p text:style-name="Python"><text:s text:c="20"/>if float_var_count &lt; 8:</text:p>
      <text:p text:style-name="Python"><text:s text:c="24"/>print(f'str d{int_var_count}, [fp, #-{fp_offset}]')</text:p>
      <text:p text:style-name="Python"><text:s text:c="20"/>else:</text:p>
      <text:p text:style-name="Python"><text:s text:c="24"/>print(f'ldr d9, [fp, #{32 + stack_var_count * 16}]')</text:p>
      <text:p text:style-name="Python"><text:s text:c="24"/>print(f'str d9, [fp, #-{fp_offset}]')</text:p>
      <text:p text:style-name="Python"><text:s text:c="24"/>stack_var_count += 1</text:p>
      <text:p text:style-name="Python"><text:s text:c="20"/>float_var_count += 1</text:p>
      <text:p text:style-name="Python"><text:s text:c="12"/>fp_offset += 16</text:p>
      <text:p text:style-name="Python"><text:s text:c="8"/>for arg in fn_decl.variables:</text:p>
      <text:p text:style-name="Python"><text:s text:c="12"/>arg_off[arg] = fp_offset</text:p>
      <text:p text:style-name="Python"><text:s text:c="12"/>print('sub sp, sp, #16')</text:p>
      <text:p text:style-name="Python"><text:s text:c="12"/>exit_stack.callback(print, 'add sp, sp, #16')</text:p>
      <text:p text:style-name="Python"><text:s text:c="12"/>print('mov x9, #0')</text:p>
      <text:p text:style-name="Python"><text:s text:c="12"/>print(f'str x9, [fp, #-{fp_offset}]')</text:p>
      <text:p text:style-name="Python"><text:s text:c="12"/>fp_offset += 16</text:p>
      <text:p text:style-name="Python"><text:s text:c="8"/>yield arg_off</text:p>
      <text:p text:style-name="Python"/>
      <text:p text:style-name="Python">def asm_generate(ir_fn_defs: typing.Iterable[IrFnDef], constants: typing.Iterable[Constant]):</text:p>
      <text:p text:style-name="Python"><text:s text:c="4"/>print('.data')</text:p>
      <text:p text:style-name="Python"><text:s text:c="4"/>const_table = dict((const, f'const{i}') for i, const in enumerate(constants))</text:p>
      <text:p text:style-name="Python"><text:s text:c="4"/>for const in constants:</text:p>
      <text:p text:style-name="Python"><text:s text:c="8"/>if isinstance(const, ConstantBool) or isinstance(const, ConstantInt):</text:p>
      <text:p text:style-name="Python"><text:s text:c="12"/>type_ = 'dword'</text:p>
      <text:p text:style-name="Python"><text:s text:c="12"/>val = int(const.value.value)</text:p>
      <text:p text:style-name="Python"><text:s text:c="8"/>else:</text:p>
      <text:p text:style-name="Python"><text:s text:c="12"/>type_ = 'double'</text:p>
      <text:p text:style-name="Python"><text:s text:c="12"/>val = float(const.value.value)</text:p>
      <text:p text:style-name="Python"><text:s text:c="8"/>print('.align 8')</text:p>
      <text:p text:style-name="Python"><text:s text:c="8"/>print(f'{const_table[const]}: .{type_} {val}')</text:p>
      <text:p text:style-name="Python"><text:s text:c="4"/>print('.text')</text:p>
      <text:p text:style-name="Python"><text:s text:c="4"/>fn_name_table = dict((fn, f'fn{i}') for i, fn in enumerate(itertools.chain(BULTIN_FUNCTIONS, ir_fn_defs)))</text:p>
      <text:p text:style-name="Python"><text:s text:c="4"/>for fn_def in BULTIN_FUNCTIONS:</text:p>
      <text:p text:style-name="Python"><text:s text:c="8"/>print(f'// {fn_def.name}')</text:p>
      <text:p text:style-name="Python"><text:s text:c="8"/>print(f'.global {fn_name_table[fn_def]}')</text:p>
      <text:p text:style-name="Python"><text:s text:c="8"/>print(f'{fn_name_table[fn_def]}:')</text:p>
      <text:p text:style-name="Python"><text:s text:c="8"/>print(fn_def.asm_code.strip())</text:p>
      <text:p text:style-name="Python"><text:s text:c="4"/>for fn_def in ir_fn_defs:</text:p>
      <text:p text:style-name="Python"><text:s text:c="8"/>print(f'// {fn_def.decl.name.value}')</text:p>
      <text:p text:style-name="Python"><text:s text:c="8"/>print(f'.global {fn_name_table[fn_def]}')</text:p>
      <text:p text:style-name="Python"><text:s text:c="8"/>print(f'{fn_name_table[fn_def]}:')</text:p>
      <text:p text:style-name="Python"><text:soft-page-break/><text:s text:c="8"/>with asm_stack_frame(fn_def.decl) as arg_off:</text:p>
      <text:p text:style-name="Python"><text:s text:c="12"/>for stmt in fn_def.body:</text:p>
      <text:p text:style-name="Python"><text:s text:c="16"/>if isinstance(stmt, IrStmtSet):</text:p>
      <text:p text:style-name="Python"><text:s text:c="20"/>if isinstance(stmt.src, IrFnArg):</text:p>
      <text:p text:style-name="Python"><text:s text:c="24"/>match stmt.src.type_:</text:p>
      <text:p text:style-name="Python"><text:s text:c="28"/>case VarType.BOOL | VarType.INT:</text:p>
      <text:p text:style-name="Python"><text:s text:c="32"/>reg = 'x'</text:p>
      <text:p text:style-name="Python"><text:s text:c="28"/>case VarType.FLOAT:</text:p>
      <text:p text:style-name="Python"><text:s text:c="32"/>reg = 'd'</text:p>
      <text:p text:style-name="Python"><text:s text:c="24"/>print(f'ldr {reg}9, [fp, #-{arg_off[stmt.src]}]')</text:p>
      <text:p text:style-name="Python"><text:s text:c="24"/>print(f'str {reg}9, [fp, #-{arg_off[stmt.dest]}]')</text:p>
      <text:p text:style-name="Python"><text:s text:c="20"/>elif isinstance(stmt.src, Constant):</text:p>
      <text:p text:style-name="Python"><text:s text:c="24"/>if isinstance(stmt.src, ConstantBool):</text:p>
      <text:p text:style-name="Python"><text:s text:c="28"/>reg = 'x'</text:p>
      <text:p text:style-name="Python"><text:s text:c="24"/>elif isinstance(stmt.src, ConstantInt):</text:p>
      <text:p text:style-name="Python"><text:s text:c="28"/>reg = 'x'</text:p>
      <text:p text:style-name="Python"><text:s text:c="24"/>else:</text:p>
      <text:p text:style-name="Python"><text:s text:c="28"/>reg = 'd'</text:p>
      <text:p text:style-name="Python"><text:s text:c="24"/>print(f'ldr {reg}9, ={const_table[stmt.src]}')</text:p>
      <text:p text:style-name="Python"><text:s text:c="24"/>print(f'str {reg}9, [fp, #-{arg_off[stmt.dest]}]')</text:p>
      <text:p text:style-name="Python"><text:s text:c="20"/>else:</text:p>
      <text:p text:style-name="Python"><text:s text:c="24"/>int_var_count = 0</text:p>
      <text:p text:style-name="Python"><text:s text:c="24"/>float_var_count = 0</text:p>
      <text:p text:style-name="Python"><text:s text:c="24"/>stack_arguments: list[IrFnCallArg] = []</text:p>
      <text:p text:style-name="Python"><text:s text:c="24"/>for arg in stmt.src.arguments:</text:p>
      <text:p text:style-name="Python"><text:s text:c="28"/>if isinstance(arg, IrFnArg):</text:p>
      <text:p text:style-name="Python"><text:s text:c="32"/>match arg.type_:</text:p>
      <text:p text:style-name="Python"><text:s text:c="36"/>case VarType.BOOL | VarType.INT:</text:p>
      <text:p text:style-name="Python"><text:s text:c="40"/>if int_var_count &lt; 8:</text:p>
      <text:p text:style-name="Python"><text:s text:c="44"/>print(f'ldr x{int_var_count}, [fp, #-{arg_off[arg]}]')</text:p>
      <text:p text:style-name="Python"><text:s text:c="40"/>else:</text:p>
      <text:p text:style-name="Python"><text:s text:c="44"/>stack_arguments.append(arg)</text:p>
      <text:p text:style-name="Python"><text:s text:c="40"/>int_var_count += 1</text:p>
      <text:p text:style-name="Python"><text:s text:c="36"/>case VarType.FLOAT:</text:p>
      <text:p text:style-name="Python"><text:s text:c="40"/>if float_var_count &lt; 8:</text:p>
      <text:p text:style-name="Python"><text:s text:c="44"/>print(f'ldr d{float_var_count}, [fp, #-{arg_off[arg]}]')</text:p>
      <text:p text:style-name="Python"><text:s text:c="40"/>else:</text:p>
      <text:p text:style-name="Python"><text:s text:c="44"/>stack_arguments.append(arg)</text:p>
      <text:p text:style-name="Python"><text:s text:c="40"/>float_var_count += 1</text:p>
      <text:p text:style-name="Python"><text:s text:c="28"/>elif isinstance(arg, ConstantBool | ConstantInt):</text:p>
      <text:p text:style-name="Python"><text:soft-page-break/><text:s text:c="32"/>if int_var_count &lt; 8:</text:p>
      <text:p text:style-name="Python"><text:s text:c="36"/>print(f'ldr x{int_var_count}, ={const_table[arg]}')</text:p>
      <text:p text:style-name="Python"><text:s text:c="32"/>else:</text:p>
      <text:p text:style-name="Python"><text:s text:c="36"/>stack_arguments.append(arg)</text:p>
      <text:p text:style-name="Python"><text:s text:c="32"/>int_var_count += 1</text:p>
      <text:p text:style-name="Python"><text:s text:c="28"/>else:</text:p>
      <text:p text:style-name="Python"><text:s text:c="32"/>if float_var_count &lt; 8:</text:p>
      <text:p text:style-name="Python"><text:s text:c="36"/>print(f'ldr d{float_var_count}, ={const_table[arg]}')</text:p>
      <text:p text:style-name="Python"><text:s text:c="32"/>else:</text:p>
      <text:p text:style-name="Python"><text:s text:c="36"/>stack_arguments.append(arg)</text:p>
      <text:p text:style-name="Python"><text:s text:c="32"/>float_var_count += 1</text:p>
      <text:p text:style-name="Python"><text:s text:c="24"/># with contextlib.ExitStack() as exit_stack:</text:p>
      <text:p text:style-name="Python"><text:s text:c="24"/># <text:s text:c="4"/>fp_offset = 0</text:p>
      <text:p text:style-name="Python"><text:s text:c="24"/># <text:s text:c="4"/>stack_arguments.reverse()</text:p>
      <text:p text:style-name="Python"><text:s text:c="24"/># <text:s text:c="4"/>for arg in stack_arguments:</text:p>
      <text:p text:style-name="Python"><text:s text:c="24"/># <text:s text:c="8"/>print('sub sp, sp, #16')</text:p>
      <text:p text:style-name="Python"><text:s text:c="24"/># <text:s text:c="8"/>exit_stack.callback(print, 'add sp, sp, #16')</text:p>
      <text:p text:style-name="Python"><text:s text:c="24"/># <text:s text:c="8"/>if isinstance(arg, IrFnArg):</text:p>
      <text:p text:style-name="Python"><text:s text:c="24"/># <text:s text:c="12"/>match arg.type_:</text:p>
      <text:p text:style-name="Python"><text:s text:c="24"/># <text:s text:c="16"/>case VarType.BOOL | VarType.INT:</text:p>
      <text:p text:style-name="Python"><text:s text:c="24"/># <text:s text:c="20"/>print(f'ldr x9, [fp, #-{arg_off[arg]}]')</text:p>
      <text:p text:style-name="Python"><text:s text:c="24"/># <text:s text:c="20"/>print('str x9, [sp]')</text:p>
      <text:p text:style-name="Python"><text:s text:c="24"/># <text:s text:c="16"/>case VarType.FLOAT:</text:p>
      <text:p text:style-name="Python"><text:s text:c="24"/># <text:s text:c="20"/>print(f'ldr d9, [fp, #-{arg_off[arg]}]')</text:p>
      <text:p text:style-name="Python"><text:s text:c="24"/># <text:s text:c="20"/>print('str d9, [sp]')</text:p>
      <text:p text:style-name="Python"><text:s text:c="24"/># <text:s text:c="12"/>print(f'ldr')</text:p>
      <text:p text:style-name="Python"><text:s text:c="24"/># <text:s text:c="12"/>print(f'str ')</text:p>
      <text:p text:style-name="Python"><text:s text:c="32"/></text:p>
      <text:p text:style-name="Python"><text:s text:c="24"/># <text:s text:c="4"/>stmt.src.</text:p>
      <text:p text:style-name="Python"><text:s text:c="24"/># <text:s text:c="4"/>pass</text:p>
      <text:p text:style-name="Python"><text:s text:c="24"/># stmt.src</text:p>
      <text:p text:style-name="Python"/>
      <text:p text:style-name="Python"><text:s text:c="16"/># if isinstance(stmt, IrStmtIf):</text:p>
      <text:p text:style-name="Python"><text:s text:c="16"/># if isinstance(stmt, IrStmtWhile):</text:p>
      <text:p text:style-name="Python"><text:s text:c="16"/># if isinstance(stmt, IrStmtReturn):</text:p>
      <text:p text:style-name="Python"/>
      <text:p text:style-name="Python"><text:s text:c="12"/>pass</text:p>
      <text:p text:style-name="Python"><text:s text:c="8"/></text:p>
      <text:p text:style-name="Python">def main():</text:p>
      <text:p text:style-name="Python"><text:s text:c="4"/>filepath = 'example.txt'</text:p>
      <text:p text:style-name="Python"><text:s text:c="4"/>lparens: list[TokenLparen] = []</text:p>
      <text:p text:style-name="Python"><text:s text:c="4"/>lisp_tree = LispList(TokenLparen(0, 0), [])</text:p>
      <text:p text:style-name="Python"><text:s text:c="4"/>build_lisp_tree(lisp_tree, tokenize(filepath), lparens)</text:p>
      <text:p text:style-name="Python"><text:soft-page-break/></text:p>
      <text:p text:style-name="Python"><text:s text:c="4"/>if len(lparens) &gt; 0:</text:p>
      <text:p text:style-name="Python"><text:s text:c="8"/>panic(f'Error: Unmatched paren {at_line(lparens[-1])}')</text:p>
      <text:p text:style-name="Python"><text:s text:c="4"/>del lparens</text:p>
      <text:p text:style-name="Python"/>
      <text:p text:style-name="Python"><text:s text:c="4"/>constants_list: list[Constant] = []</text:p>
      <text:p text:style-name="Python"><text:s text:c="4"/>syn_fn_defs = tuple(syntax_parse_function_definitions(lisp_tree, constants_list))</text:p>
      <text:p text:style-name="Python"><text:s text:c="4"/>ir_fn_defs = ir_fn_defs_build(syn_fn_defs)</text:p>
      <text:p text:style-name="Python"><text:s text:c="4"/>with open('example.s', 'w') as file:</text:p>
      <text:p text:style-name="Python"><text:s text:c="8"/>with contextlib.redirect_stdout(file):</text:p>
      <text:p text:style-name="Python"><text:s text:c="12"/>asm_generate(ir_fn_defs, constants_list)</text:p>
      <text:p text:style-name="Python"/>
      <text:p text:style-name="Python"/>
      <text:p text:style-name="Python">if __name__ == '__main__':</text:p>
      <text:p text:style-name="Python"><text:s text:c="4"/>main()</text:p>
      <text:p text:style-name="Python"/>
      <text:h text:style-name="Heading_20_1" text:outline-level="1"><text:bookmark-start text:name="__RefHeading___Toc172_199842936"/>Висновок<text:bookmark-end text:name="__RefHeading___Toc172_199842936"/></text:h>
      <text:p text:style-name="P15">У результаті розробки було реалізовано повноцінний етап трансляції Lisp-подібної мови у проміжне представлення (IR). Цей етап є ключовим для подальшої генерації асемблерного коду, оскільки саме тут виконується структуризація програми, перевірка типів і семантична валідація всіх конструкцій. IR у моєму компіляторі відображає програму у вигляді чітко типізованих інструкцій і функцій, що значно спрощує аналіз, оптимізацію та побудову машинного коду. Таким чином, етап трансляції забезпечує перехід від абстрактного синтаксичного дерева до низькорівневого подання, яке є логічною основою для подальших фаз компіляції.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1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1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Code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ython" style:family="paragraph" style:parent-style-name="Code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2.2$Linux_X86_64 LibreOffice_project/580$Build-2</meta:generator>
    <dc:date>2025-11-10T14:22:21.859605307</dc:date>
    <meta:editing-duration>PT4H5M22S</meta:editing-duration>
    <meta:editing-cycles>196</meta:editing-cycles>
    <meta:print-date>2025-11-09T11:30:29.531439117</meta:print-date>
    <meta:printed-by>PDF files</meta:printed-by>
    <meta:document-statistic meta:table-count="0" meta:image-count="0" meta:object-count="0" meta:page-count="26" meta:paragraph-count="783" meta:word-count="2837" meta:character-count="36135" meta:non-whitespace-character-count="26105"/>
  </office:meta>
</office:document-meta>
</file>